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18cm" svg:height="0.787cm" draw:transform="skewX (-0.000523598775598299) rotate (-1.55299396842455) translate (5.3716941479614cm 3.2666182325633cm)" svg:viewBox="0 0 4519 788" svg:d="M119 702c341 30 1180 73 1901 85 718 6 2090-28 2464-33 128 3-133-689-242-710-325-17-1052 108-1888 116-838 12-1908-118-2287-160-131-7-46 691 52 702z">
          <text:p/>
        </draw:path>
        <draw:path draw:style-name="gr1" draw:text-style-name="P1" draw:layer="layout" svg:width="4.124cm" svg:height="3.389cm" draw:transform="rotate (-2.21028496472562) translate (9.8886707703945cm 4.7900673081708cm)" svg:viewBox="0 0 4125 3390" svg:d="M111 3026c477 21 499-21 1396 106 893 128 1106 218 1585 255 478 36 1140-310 1018-872-211-974-296-2236-301-2395-4-160-940-196-898 118 43 315 361 2010 382 2340 22 328-55 287-960 103-904-179-1493-271-2095-320-200 7-350 655-127 665z">
          <text:p/>
        </draw:path>
        <draw:path draw:style-name="gr1" draw:text-style-name="P1" draw:layer="layout" svg:width="0.902cm" svg:height="0.66cm" draw:transform="skewX (0.00244346095279215) rotate (-2.15652882376419) translate (5.4998895804584cm 3.316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rotate (-2.15687788961459) translate (5.5286244787323cm 7.483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8.17945781206569cm 7.127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rotate (-2.15757602131539) translate (8.1738244404371cm 3.092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3.864cm" svg:height="3.946cm" draw:transform="rotate (2.21028496472562) translate (2.3009913398942cm 8.421573060937cm)" svg:viewBox="0 0 3865 3947" svg:d="M3795 3231c-453 45-1821 449-2494 673-673 223-1322-467-1269-1026 93-982-36-2653-32-2812 4-160 688 4 689 136 1 326-45 2385-66 2714-22 328 110 296 974 60s1311-435 1950-606c168-26 450 833 248 861z">
          <text:p/>
        </draw:path>
        <draw:path draw:style-name="gr1" draw:text-style-name="P1" draw:layer="layout" svg:width="0.903cm" svg:height="0.661cm" draw:transform="rotate (-2.15757602131539) translate (2.7829911071038cm 3.540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2.8089911071038cm 7.786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47:10.944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